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Heading_20_1" style:list-style-name="WWNum2"/>
    <style:style style:name="P31" style:family="paragraph" style:parent-style-name="Heading_20_1" style:list-style-name="WWNum2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Aplicaciones Ofimáticas (Office Applications)</text:span><text:span text:style-name="T2"><text:line-break/></text:span><text:span text:style-name="T3">UD 10. Actividades evaluables 03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o5ex53eqqcxm" text:style-name="Index_20_Link" text:visited-style-name="Index_20_Link"><text:span text:style-name="T17">3. Actividad 01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10. Actividades evaluables 03</text:span></text:p>
      <text:list xml:id="list1941852866" text:style-name="WWNum2">
        <text:list-item>
          <text:p text:style-name="P31"><text:bookmark text:name="_dbh0n1vac4c8"/>Fecha de entrega</text:p>
        </text:list-item>
      </text:list>
      <text:p text:style-name="Standard"><text:span text:style-name="T10">Fecha límite de entrega: </text:span><text:span text:style-name="T19">Viernes 31 de marzo en clase (o con video probando su realización). </text:span>La actividad será evaluada al momento que el profesorado la observe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60427606879360" text:continue-numbering="true" text:style-name="WWNum2">
        <text:list-item>
          <text:p text:style-name="P31"><text:bookmark text:name="_9maybllx2a09"/>Observaciones previas a la realización de tareas evaluables</text:p>
        </text:list-item>
      </text:list>
      <text:list xml:id="list2625749362" text:style-name="WWNum1">
        <text:list-item>
          <text:p text:style-name="P24">La aplicación debe tener una buena presentación.</text:p>
        </text:list-item>
        <text:list-item>
          <text:p text:style-name="P26"><text:soft-page-break/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60427246018812" text:continue-list="list160427606879360" text:style-name="WWNum2">
        <text:list-item>
          <text:p text:style-name="P30"><text:bookmark text:name="_o5ex53eqqcxm"/>Actividad 01</text:p>
        </text:list-item>
      </text:list>
      <text:p text:style-name="Standard">Realiza una aplicación con <text:a xlink:type="simple" xlink:href="https://glideapps.com" text:style-name="ListLabel_20_19" text:visited-style-name="ListLabel_20_19"><text:span text:style-name="T20">https://www.glideapps.com</text:span></text:a> para una organización estudiantil. Esta aplicación debe permitir a los estudiantes acceder a información relevante sobre la organización, como eventos, reuniones y noticias importantes. </text:p>
      <text:p text:style-name="Standard"/>
      <text:p text:style-name="Standard">Por otra parte, la aplicación debe contar con un buzón de quejas y sugerencias que permita a los estudiantes enviar comentarios sobre su experiencia educativa. En este buzón, los estudiantes deben poder proporcionar información sobre el profesorado, incluyendo nombres y detalles sobre los problemas que están experimentando. Esta información debe ser confidencial y solo estar disponible para los líderes de la organización.</text:p>
      <text:p text:style-name="Standard"/>
      <text:p text:style-name="Standard">Para esta aplicación, es importante que los estudiantes puedan acceder a la misma de manera fácil y sencilla, por lo que se recomienda que se utilicen íconos y diseños atractivos y claros. La aplicación también debe ser fácil de usar, por lo que se recomienda la utilización de un menú principal para organizar las distintas opciones disponibles en la aplicación.</text:p>
      <text:p text:style-name="Standard"/>
      <text:p text:style-name="Standard">Se recomienda incluir las siguientes vistas:</text:p>
      <text:list xml:id="list3292597537" text:style-name="WWNum3">
        <text:list-item>
          <text:p text:style-name="P25"><text:span text:style-name="T10">Vista de inicio:</text:span> Esta vista debe incluir información básica sobre la organización, como su nombre, logotipo y una breve descripción de su misión y objetivos.</text:p>
        </text:list-item>
        <text:list-item>
          <text:p text:style-name="P28"><text:span text:style-name="T10">Vista de eventos:</text:span> Esta vista debe mostrar una lista de los próximos eventos de la organización, incluyendo la fecha, hora y ubicación de cada uno. Los estudiantes deben poder hacer clic en cada evento para obtener más información.</text:p>
        </text:list-item>
        <text:list-item>
          <text:p text:style-name="P28"><text:span text:style-name="T10">Vista de noticias:</text:span> En esta vista, los estudiantes pueden leer las últimas noticias sobre la organización, como anuncios importantes y logros recientes.</text:p>
        </text:list-item>
        <text:list-item>
          <text:p text:style-name="P27"><text:span text:style-name="T10">Vista de buzón de quejas y sugerencias:</text:span> Aquí, los estudiantes pueden enviar comentarios sobre su experiencia educativa, incluyendo información sobre el profesorado y los problemas que están experimentando.</text:p>
        </text:list-item>
      </text:list>
      <text:p text:style-name="Standard"/>
      <text:p text:style-name="P29"/>
      <text:p text:style-name="P11"><text:span text:style-name="T11"><text:s/>❕</text:span><text:span text:style-name="T12"> </text:span><text:span text:style-name="T10">Atención: </text:span>la aplicación debe ser atractiva a la vista y fácil de usar, cuidando al máximo los detalles para que tenga un aspecto profesional.</text:p>
      <text:p text:style-name="Standard">Utiliza lo aprendido y si no tienes claro que necesita la aplicación, como desarrollador pregunta al cliente (el profesorado) que necesita la aplicación, si es funcional, etc. <text:span text:style-name="T19">Recuerda que la aplicación será corregida al enseñarla al profesorado y este deberá dar el visto bueno.</text:span>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0. Actividades evaluables 03</text:span></text:p>
      </style:header>
      <style:footer>
        <text:p text:style-name="MP4"><text:span text:style-name="MT1">Aplicaciones Ofimáticas (Office Applications)<text:tab/><text:tab/>UD10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9" meta:word-count="620" meta:character-count="3963" meta:non-whitespace-character-count="3377"/>
    <meta:generator>LibreOfficeDev/6.0.5.2$Linux_X86_64 LibreOffice_project/</meta:generator>
  </office:meta>
</office:document-meta>
</file>